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5"/>
    <style:style style:name="ce3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3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4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5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5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5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9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string" calcext:value-type="string">
            <text:p>Tic 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/9/2019</text:p>
          </table:table-cell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4.3" calcext:value-type="float">
            <text:p>4,30</text:p>
          </table:table-cell>
          <table:table-cell office:value-type="string" calcext:value-type="string">
            <text:p>Funcionalidad ana ma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table:style-name="ce9"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Búsqueda de 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10/2019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0/2019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enfer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4.3" calcext:value-type="float">
            <text:p>14,30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6" calcext:value-type="float">
            <text:p>6,00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3"/>
          <table:table-cell office:value-type="float" office:value="3.15" calcext:value-type="float">
            <text:p>3,15</text:p>
          </table:table-cell>
          <table:table-cell table:number-columns-repeated="5"/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5" calcext:value-type="float">
            <text:p>5,00</text:p>
          </table:table-cell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10/2019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Dra¡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" calcext:value-type="float">
            <text:p>7,30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9.3" calcext:value-type="float">
            <text:p>9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2" calcext:value-type="float">
            <text:p>2,00</text:p>
          </table:table-cell>
          <table:table-cell/>
          <table:table-cell office:value-type="float" office:value="4.3" calcext:value-type="float">
            <text:p>4,30</text:p>
          </table:table-cell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.3" calcext:value-type="float">
            <text:p>10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buscando 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15" calcext:value-type="float">
            <text:p>3,15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/10/2019</text:p>
          </table:table-cell>
          <table:table-cell office:value-type="float" office:value="9" calcext:value-type="float">
            <text:p>9,00</text:p>
          </table:table-cell>
          <table:table-cell office:value-type="float" office:value="9.45" calcext:value-type="float">
            <text:p>9,4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table:style-name="ce11"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lecturas corre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45" calcext:value-type="float">
            <text:p>3,45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/10/2019</text:p>
          </table:table-cell>
          <table:table-cell office:value-type="float" office:value="7.45" calcext:value-type="float">
            <text:p>7,45</text:p>
          </table:table-cell>
          <table:table-cell office:value-type="float" office:value="11.15" calcext:value-type="float">
            <text:p>11,15</text:p>
          </table:table-cell>
          <table:table-cell office:value-type="float" office:value="3.3" calcext:value-type="float">
            <text:p>3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1/2019</text:p>
          </table:table-cell>
          <table:table-cell office:value-type="float" office:value="8.3" calcext:value-type="float">
            <text:p>8,30</text:p>
          </table:table-cell>
          <table:table-cell office:value-type="float" office:value="11.45" calcext:value-type="float">
            <text:p>11,45</text:p>
          </table:table-cell>
          <table:table-cell office:value-type="float" office:value="3.15" calcext:value-type="float">
            <text:p>3,15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15" calcext:value-type="float">
            <text:p>4,15</text:p>
          </table:table-cell>
          <table:table-cell office:value-type="string" calcext:value-type="string">
            <text:p>aut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1/2019</text:p>
          </table:table-cell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6"/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Rec d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Conjun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45" calcext:value-type="float">
            <text:p>14,45</text:p>
          </table:table-cell>
          <table:table-cell office:value-type="float" office:value="16" calcext:value-type="float">
            <text:p>16,00</text:p>
          </table:table-cell>
          <table:table-cell office:value-type="float" office:value="1.15" calcext:value-type="float">
            <text:p>1,15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1/2019</text:p>
          </table:table-cell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7" calcext:value-type="float">
            <text:p>17,00</text:p>
          </table:table-cell>
          <table:table-cell office:value-type="float" office:value="6.3" calcext:value-type="float">
            <text:p>6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 table:number-rows-repeated="19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-00-0000</text:date>, <text:time style:data-style-name="N2" text:time-value="12:30:52.858786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1-08T18:50:30.698247411</dc:date>
    <meta:editing-duration>P7DT3H15M54S</meta:editing-duration>
    <meta:editing-cycles>167</meta:editing-cycles>
    <meta:document-statistic meta:table-count="1" meta:cell-count="715" meta:object-count="0"/>
    <meta:user-defined meta:name=""/>
  </office:meta>
</office:document-meta>
</file>